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ients_urfm" table:style-name="ta1">
        <table:shapes>
          <draw:frame draw:z-index="0" draw:style-name="gr1" draw:text-style-name="P1" svg:width="453.51pt" svg:height="255.09pt" svg:x="362.75pt" svg:y="121.07pt">
            <draw:object draw:notify-on-update-of-ranges="clients_urfm.H2:clients_urfm.H6 clients_urfm.I1:clients_urfm.I1 clients_urfm.I2:clients_urfm.I6 clients_urfm.J1:clients_urfm.J1 clients_urfm.J2:clients_urfm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ey_pa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onet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32" calcext:value-type="float">
            <text:p>2032</text:p>
          </table:table-cell>
          <table:table-cell office:value-type="float" office:value="6681107637" calcext:value-type="float">
            <text:p>6681107637</text:p>
          </table:table-cell>
          <table:table-cell table:formula="of:=[.C2]/[.$C$27]" office:value-type="float" office:value="0.618571392814777" calcext:value-type="float">
            <text:p>0.618571392814777</text:p>
          </table:table-cell>
          <table:table-cell table:formula="of:=RIGHTB([.A2])" office:value-type="string" office:string-value="1" calcext:value-type="string">
            <text:p>1</text:p>
          </table:table-cell>
          <table:table-cell table:formula="of:=[.B2]/[.$B$27]" office:value-type="float" office:value="0.00679126226571482" calcext:value-type="float">
            <text:p>0.00679126226571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2032" calcext:value-type="float">
            <text:p>2,032</text:p>
          </table:table-cell>
          <table:table-cell table:style-name="ce1" office:value-type="float" office:value="6681107637" calcext:value-type="float">
            <text:p>6,681,107,6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1" calcext:value-type="float">
            <text:p>881</text:p>
          </table:table-cell>
          <table:table-cell office:value-type="float" office:value="1429446952" calcext:value-type="float">
            <text:p>1429446952</text:p>
          </table:table-cell>
          <table:table-cell table:formula="of:=[.C3]/[.$C$27]" office:value-type="float" office:value="0.132345569042578" calcext:value-type="float">
            <text:p>0.132345569042578</text:p>
          </table:table-cell>
          <table:table-cell table:formula="of:=RIGHTB([.A3])" office:value-type="string" office:string-value="1" calcext:value-type="string">
            <text:p>1</text:p>
          </table:table-cell>
          <table:table-cell table:formula="of:=[.B3]/[.$B$27]" office:value-type="float" office:value="0.00294443998823561" calcext:value-type="float">
            <text:p>0.00294443998823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1429446952" calcext:value-type="float">
            <text:p>1,429,446,9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9" calcext:value-type="float">
            <text:p>979</text:p>
          </table:table-cell>
          <table:table-cell office:value-type="float" office:value="931187503" calcext:value-type="float">
            <text:p>931187503</text:p>
          </table:table-cell>
          <table:table-cell table:formula="of:=[.C4]/[.$C$27]" office:value-type="float" office:value="0.0862141402291592" calcext:value-type="float">
            <text:p>0.086214140229159</text:p>
          </table:table-cell>
          <table:table-cell table:formula="of:=RIGHTB([.A4])" office:value-type="string" office:string-value="1" calcext:value-type="string">
            <text:p>1</text:p>
          </table:table-cell>
          <table:table-cell table:formula="of:=[.B4]/[.$B$27]" office:value-type="float" office:value="0.00327197133766477" calcext:value-type="float">
            <text:p>0.003271971337665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931187503" calcext:value-type="float">
            <text:p>931,187,5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 office:value-type="float" office:value="598623848" calcext:value-type="float">
            <text:p>598623848</text:p>
          </table:table-cell>
          <table:table-cell table:formula="of:=[.C5]/[.$C$27]" office:value-type="float" office:value="0.0554236823515348" calcext:value-type="float">
            <text:p>0.055423682351535</text:p>
          </table:table-cell>
          <table:table-cell table:formula="of:=RIGHTB([.A5])" office:value-type="string" office:string-value="1" calcext:value-type="string">
            <text:p>1</text:p>
          </table:table-cell>
          <table:table-cell table:formula="of:=[.B5]/[.$B$27]" office:value-type="float" office:value="0.00119649207240448" calcext:value-type="float">
            <text:p>0.00119649207240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98623848" calcext:value-type="float">
            <text:p>598,623,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546390598" calcext:value-type="float">
            <text:p>546390598</text:p>
          </table:table-cell>
          <table:table-cell table:formula="of:=[.C6]/[.$C$27]" office:value-type="float" office:value="0.0505876587519733" calcext:value-type="float">
            <text:p>0.050587658751973</text:p>
          </table:table-cell>
          <table:table-cell table:formula="of:=RIGHTB([.A6])" office:value-type="string" office:string-value="1" calcext:value-type="string">
            <text:p>1</text:p>
          </table:table-cell>
          <table:table-cell table:formula="of:=[.B6]/[.$B$27]" office:value-type="float" office:value="0.00161760380738483" calcext:value-type="float">
            <text:p>0.00161760380738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546390598" calcext:value-type="float">
            <text:p>546,390,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94" calcext:value-type="float">
            <text:p>2494</text:p>
          </table:table-cell>
          <table:table-cell office:value-type="float" office:value="100024907" calcext:value-type="float">
            <text:p>100024907</text:p>
          </table:table-cell>
          <table:table-cell table:formula="of:=[.C7]/[.$C$27]" office:value-type="float" office:value="0.00926082161833588" calcext:value-type="float">
            <text:p>0.009260821618336</text:p>
          </table:table-cell>
          <table:table-cell table:formula="of:=RIGHTB([.A7])" office:value-type="string" office:string-value="3" calcext:value-type="string">
            <text:p>3</text:p>
          </table:table-cell>
          <table:table-cell table:formula="of:=[.B7]/[.$B$27]" office:value-type="float" office:value="0.00833533862730943" calcext:value-type="float">
            <text:p>0.008335338627309</text:p>
          </table:table-cell>
          <table:table-cell table:number-columns-repeated="2"/>
          <table:table-cell table:formula="of:=SUM([.I2:.I6])" office:value-type="float" office:value="4734" calcext:value-type="float">
            <text:p>4734</text:p>
          </table:table-cell>
          <table:table-cell table:formula="of:=SUM([.J2:.J6])" office:value-type="float" office:value="10186756538" calcext:value-type="float">
            <text:p>10186756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0" calcext:value-type="float">
            <text:p>840</text:p>
          </table:table-cell>
          <table:table-cell office:value-type="float" office:value="93923451" calcext:value-type="float">
            <text:p>93923451</text:p>
          </table:table-cell>
          <table:table-cell table:formula="of:=[.C8]/[.$C$27]" office:value-type="float" office:value="0.00869591736275756" calcext:value-type="float">
            <text:p>0.008695917362758</text:p>
          </table:table-cell>
          <table:table-cell table:formula="of:=RIGHTB([.A8])" office:value-type="string" office:string-value="2" calcext:value-type="string">
            <text:p>2</text:p>
          </table:table-cell>
          <table:table-cell table:formula="of:=[.B8]/[.$B$27]" office:value-type="float" office:value="0.00280741156653565" calcext:value-type="float">
            <text:p>0.00280741156653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23" calcext:value-type="float">
            <text:p>2823</text:p>
          </table:table-cell>
          <table:table-cell office:value-type="float" office:value="57782341" calcext:value-type="float">
            <text:p>57782341</text:p>
          </table:table-cell>
          <table:table-cell table:formula="of:=[.C9]/[.$C$27]" office:value-type="float" office:value="0.00534978705544665" calcext:value-type="float">
            <text:p>0.005349787055447</text:p>
          </table:table-cell>
          <table:table-cell table:formula="of:=RIGHTB([.A9])" office:value-type="string" office:string-value="3" calcext:value-type="string">
            <text:p>3</text:p>
          </table:table-cell>
          <table:table-cell table:formula="of:=[.B9]/[.$B$27]" office:value-type="float" office:value="0.00943490815753589" calcext:value-type="float">
            <text:p>0.00943490815753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26" calcext:value-type="float">
            <text:p>1826</text:p>
          </table:table-cell>
          <table:table-cell office:value-type="float" office:value="56382066" calcext:value-type="float">
            <text:p>56382066</text:p>
          </table:table-cell>
          <table:table-cell table:formula="of:=[.C10]/[.$C$27]" office:value-type="float" office:value="0.00522014237613078" calcext:value-type="float">
            <text:p>0.005220142376131</text:p>
          </table:table-cell>
          <table:table-cell table:formula="of:=RIGHTB([.A10])" office:value-type="string" office:string-value="3" calcext:value-type="string">
            <text:p>3</text:p>
          </table:table-cell>
          <table:table-cell table:formula="of:=[.B10]/[.$B$27]" office:value-type="float" office:value="0.00610277800058822" calcext:value-type="float">
            <text:p>0.00610277800058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4" calcext:value-type="float">
            <text:p>514</text:p>
          </table:table-cell>
          <table:table-cell office:value-type="float" office:value="45615126" calcext:value-type="float">
            <text:p>45615126</text:p>
          </table:table-cell>
          <table:table-cell table:formula="of:=[.C11]/[.$C$27]" office:value-type="float" office:value="0.00422328355660371" calcext:value-type="float">
            <text:p>0.004223283556604</text:p>
          </table:table-cell>
          <table:table-cell table:formula="of:=RIGHTB([.A11])" office:value-type="string" office:string-value="2" calcext:value-type="string">
            <text:p>2</text:p>
          </table:table-cell>
          <table:table-cell table:formula="of:=[.B11]/[.$B$27]" office:value-type="float" office:value="0.00171786850618967" calcext:value-type="float">
            <text:p>0.0017178685061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8" calcext:value-type="float">
            <text:p>698</text:p>
          </table:table-cell>
          <table:table-cell office:value-type="float" office:value="43774404" calcext:value-type="float">
            <text:p>43774404</text:p>
          </table:table-cell>
          <table:table-cell table:formula="of:=[.C12]/[.$C$27]" office:value-type="float" office:value="0.00405286002308374" calcext:value-type="float">
            <text:p>0.004052860023084</text:p>
          </table:table-cell>
          <table:table-cell table:formula="of:=RIGHTB([.A12])" office:value-type="string" office:string-value="2" calcext:value-type="string">
            <text:p>2</text:p>
          </table:table-cell>
          <table:table-cell table:formula="of:=[.B12]/[.$B$27]" office:value-type="float" office:value="0.00233282532552606" calcext:value-type="float">
            <text:p>0.00233282532552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37" calcext:value-type="float">
            <text:p>6737</text:p>
          </table:table-cell>
          <table:table-cell office:value-type="float" office:value="28950516" calcext:value-type="float">
            <text:p>28950516</text:p>
          </table:table-cell>
          <table:table-cell table:formula="of:=[.C13]/[.$C$27]" office:value-type="float" office:value="0.00268038804009864" calcext:value-type="float">
            <text:p>0.002680388040099</text:p>
          </table:table-cell>
          <table:table-cell table:formula="of:=RIGHTB([.A13])" office:value-type="string" office:string-value="4" calcext:value-type="string">
            <text:p>4</text:p>
          </table:table-cell>
          <table:table-cell table:formula="of:=[.B13]/[.$B$27]" office:value-type="float" office:value="0.0225161091949413" calcext:value-type="float">
            <text:p>0.02251610919494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5" calcext:value-type="float">
            <text:p>1005</text:p>
          </table:table-cell>
          <table:table-cell office:value-type="float" office:value="27058971" calcext:value-type="float">
            <text:p>27058971</text:p>
          </table:table-cell>
          <table:table-cell table:formula="of:=[.C14]/[.$C$27]" office:value-type="float" office:value="0.00250525905119535" calcext:value-type="float">
            <text:p>0.002505259051195</text:p>
          </table:table-cell>
          <table:table-cell table:formula="of:=RIGHTB([.A14])" office:value-type="string" office:string-value="3" calcext:value-type="string">
            <text:p>3</text:p>
          </table:table-cell>
          <table:table-cell table:formula="of:=[.B14]/[.$B$27]" office:value-type="float" office:value="0.0033588674099623" calcext:value-type="float">
            <text:p>0.00335886740996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float" office:value="25757130" calcext:value-type="float">
            <text:p>25757130</text:p>
          </table:table-cell>
          <table:table-cell table:formula="of:=[.C15]/[.$C$27]" office:value-type="float" office:value="0.00238472789912504" calcext:value-type="float">
            <text:p>0.002384727899125</text:p>
          </table:table-cell>
          <table:table-cell table:formula="of:=RIGHTB([.A15])" office:value-type="string" office:string-value="2" calcext:value-type="string">
            <text:p>2</text:p>
          </table:table-cell>
          <table:table-cell table:formula="of:=[.B15]/[.$B$27]" office:value-type="float" office:value="0.00104943718082404" calcext:value-type="float">
            <text:p>0.00104943718082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28" calcext:value-type="float">
            <text:p>3828</text:p>
          </table:table-cell>
          <table:table-cell office:value-type="float" office:value="25375084" calcext:value-type="float">
            <text:p>25375084</text:p>
          </table:table-cell>
          <table:table-cell table:formula="of:=[.C16]/[.$C$27]" office:value-type="float" office:value="0.00234935611061642" calcext:value-type="float">
            <text:p>0.002349356110616</text:p>
          </table:table-cell>
          <table:table-cell table:formula="of:=RIGHTB([.A16])" office:value-type="string" office:string-value="4" calcext:value-type="string">
            <text:p>4</text:p>
          </table:table-cell>
          <table:table-cell table:formula="of:=[.B16]/[.$B$27]" office:value-type="float" office:value="0.0127937755674982" calcext:value-type="float">
            <text:p>0.0127937755674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52" calcext:value-type="float">
            <text:p>4052</text:p>
          </table:table-cell>
          <table:table-cell office:value-type="float" office:value="24438696" calcext:value-type="float">
            <text:p>24438696</text:p>
          </table:table-cell>
          <table:table-cell table:formula="of:=[.C17]/[.$C$27]" office:value-type="float" office:value="0.00226266048156124" calcext:value-type="float">
            <text:p>0.002262660481561</text:p>
          </table:table-cell>
          <table:table-cell table:formula="of:=RIGHTB([.A17])" office:value-type="string" office:string-value="4" calcext:value-type="string">
            <text:p>4</text:p>
          </table:table-cell>
          <table:table-cell table:formula="of:=[.B17]/[.$B$27]" office:value-type="float" office:value="0.0135424186519077" calcext:value-type="float">
            <text:p>0.01354241865190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9" calcext:value-type="float">
            <text:p>789</text:p>
          </table:table-cell>
          <table:table-cell office:value-type="float" office:value="22525822" calcext:value-type="float">
            <text:p>22525822</text:p>
          </table:table-cell>
          <table:table-cell table:formula="of:=[.C18]/[.$C$27]" office:value-type="float" office:value="0.00208555674386566" calcext:value-type="float">
            <text:p>0.002085556743866</text:p>
          </table:table-cell>
          <table:table-cell table:formula="of:=RIGHTB([.A18])" office:value-type="string" office:string-value="3" calcext:value-type="string">
            <text:p>3</text:p>
          </table:table-cell>
          <table:table-cell table:formula="of:=[.B18]/[.$B$27]" office:value-type="float" office:value="0.00263696157856742" calcext:value-type="float">
            <text:p>0.00263696157856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office:value-type="float" office:value="16432379" calcext:value-type="float">
            <text:p>16432379</text:p>
          </table:table-cell>
          <table:table-cell table:formula="of:=[.C19]/[.$C$27]" office:value-type="float" office:value="0.00152139437314237" calcext:value-type="float">
            <text:p>0.001521394373142</text:p>
          </table:table-cell>
          <table:table-cell table:formula="of:=RIGHTB([.A19])" office:value-type="string" office:string-value="2" calcext:value-type="string">
            <text:p>2</text:p>
          </table:table-cell>
          <table:table-cell table:formula="of:=[.B19]/[.$B$27]" office:value-type="float" office:value="0.000725247988021711" calcext:value-type="float">
            <text:p>0.0007252479880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82" calcext:value-type="float">
            <text:p>2082</text:p>
          </table:table-cell>
          <table:table-cell office:value-type="float" office:value="13459459" calcext:value-type="float">
            <text:p>13459459</text:p>
          </table:table-cell>
          <table:table-cell table:formula="of:=[.C20]/[.$C$27]" office:value-type="float" office:value="0.00124614611117114" calcext:value-type="float">
            <text:p>0.001246146111171</text:p>
          </table:table-cell>
          <table:table-cell table:formula="of:=RIGHTB([.A20])" office:value-type="string" office:string-value="4" calcext:value-type="string">
            <text:p>4</text:p>
          </table:table-cell>
          <table:table-cell table:formula="of:=[.B20]/[.$B$27]" office:value-type="float" office:value="0.00695837009705623" calcext:value-type="float">
            <text:p>0.00695837009705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62" calcext:value-type="float">
            <text:p>1662</text:p>
          </table:table-cell>
          <table:table-cell office:value-type="float" office:value="9008618" calcext:value-type="float">
            <text:p>9008618</text:p>
          </table:table-cell>
          <table:table-cell table:formula="of:=[.C21]/[.$C$27]" office:value-type="float" office:value="0.000834064302861383" calcext:value-type="float">
            <text:p>0.000834064302861</text:p>
          </table:table-cell>
          <table:table-cell table:formula="of:=RIGHTB([.A21])" office:value-type="string" office:string-value="4" calcext:value-type="string">
            <text:p>4</text:p>
          </table:table-cell>
          <table:table-cell table:formula="of:=[.B21]/[.$B$27]" office:value-type="float" office:value="0.0055546643137884" calcext:value-type="float">
            <text:p>0.00555466431378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193" calcext:value-type="float">
            <text:p>109193</text:p>
          </table:table-cell>
          <table:table-cell office:value-type="float" office:value="6705174" calcext:value-type="float">
            <text:p>6705174</text:p>
          </table:table-cell>
          <table:table-cell table:formula="of:=[.C22]/[.$C$27]" office:value-type="float" office:value="0.00062079958078745" calcext:value-type="float">
            <text:p>0.000620799580787</text:p>
          </table:table-cell>
          <table:table-cell table:formula="of:=RIGHTB([.A22])" office:value-type="string" office:string-value="5" calcext:value-type="string">
            <text:p>5</text:p>
          </table:table-cell>
          <table:table-cell table:formula="of:=[.B22]/[.$B$27]" office:value-type="float" office:value="0.364940108553247" calcext:value-type="float">
            <text:p>0.36494010855324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809" calcext:value-type="float">
            <text:p>54809</text:p>
          </table:table-cell>
          <table:table-cell office:value-type="float" office:value="5910442" calcext:value-type="float">
            <text:p>5910442</text:p>
          </table:table-cell>
          <table:table-cell table:formula="of:=[.C23]/[.$C$27]" office:value-type="float" office:value="0.000547219194590407" calcext:value-type="float">
            <text:p>0.00054721919459</text:p>
          </table:table-cell>
          <table:table-cell table:formula="of:=RIGHTB([.A23])" office:value-type="string" office:string-value="5" calcext:value-type="string">
            <text:p>5</text:p>
          </table:table-cell>
          <table:table-cell table:formula="of:=[.B23]/[.$B$27]" office:value-type="float" office:value="0.183180262559825" calcext:value-type="float">
            <text:p>0.1831802625598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203" calcext:value-type="float">
            <text:p>43203</text:p>
          </table:table-cell>
          <table:table-cell office:value-type="float" office:value="5650152" calcext:value-type="float">
            <text:p>5650152</text:p>
          </table:table-cell>
          <table:table-cell table:formula="of:=[.C24]/[.$C$27]" office:value-type="float" office:value="0.000523120204335543" calcext:value-type="float">
            <text:p>0.000523120204336</text:p>
          </table:table-cell>
          <table:table-cell table:formula="of:=RIGHTB([.A24])" office:value-type="string" office:string-value="5" calcext:value-type="string">
            <text:p>5</text:p>
          </table:table-cell>
          <table:table-cell table:formula="of:=[.B24]/[.$B$27]" office:value-type="float" office:value="0.144391192748857" calcext:value-type="float">
            <text:p>0.14439119274885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394" calcext:value-type="float">
            <text:p>36394</text:p>
          </table:table-cell>
          <table:table-cell office:value-type="float" office:value="3073160" calcext:value-type="float">
            <text:p>3073160</text:p>
          </table:table-cell>
          <table:table-cell table:formula="of:=[.C25]/[.$C$27]" office:value-type="float" office:value="0.000284528998008517" calcext:value-type="float">
            <text:p>0.000284528998009</text:p>
          </table:table-cell>
          <table:table-cell table:formula="of:=RIGHTB([.A25])" office:value-type="string" office:string-value="5" calcext:value-type="string">
            <text:p>5</text:p>
          </table:table-cell>
          <table:table-cell table:formula="of:=[.B25]/[.$B$27]" office:value-type="float" office:value="0.121634448276784" calcext:value-type="float">
            <text:p>0.12163444827678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994" calcext:value-type="float">
            <text:p>20994</text:p>
          </table:table-cell>
          <table:table-cell office:value-type="float" office:value="2263038" calcext:value-type="float">
            <text:p>2263038</text:p>
          </table:table-cell>
          <table:table-cell table:formula="of:=[.C26]/[.$C$27]" office:value-type="float" office:value="0.000209523726260656" calcext:value-type="float">
            <text:p>0.000209523726261</text:p>
          </table:table-cell>
          <table:table-cell table:formula="of:=RIGHTB([.A26])" office:value-type="string" office:string-value="5" calcext:value-type="string">
            <text:p>5</text:p>
          </table:table-cell>
          <table:table-cell table:formula="of:=[.B26]/[.$B$27]" office:value-type="float" office:value="0.0701652362236304" calcext:value-type="float">
            <text:p>0.07016523622363</text:p>
          </table:table-cell>
          <table:table-cell table:number-columns-repeated="4"/>
        </table:table-row>
        <table:table-row table:style-name="ro1">
          <table:table-cell/>
          <table:table-cell table:formula="of:=SUM([.B2:.B26])" office:value-type="float" office:value="299208" calcext:value-type="float">
            <text:p>299208</text:p>
          </table:table-cell>
          <table:table-cell table:formula="of:=SUM([.C2:.C26])" office:value-type="float" office:value="10800867474" calcext:value-type="float">
            <text:p>10800867474</text:p>
          </table:table-cell>
          <table:table-cell table:number-columns-repeated="7"/>
        </table:table-row>
      </table:table>
      <table:table table:name="Pivot Table_clients_urfm_1" table:style-name="ta1">
        <table:shapes>
          <draw:frame draw:z-index="0" draw:style-name="gr1" draw:text-style-name="P1" svg:width="394.16pt" svg:height="255.23pt" svg:x="28.86pt" svg:y="150.6pt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9.57pt" svg:y="150.38pt">
            <draw:object draw:notify-on-update-of-ranges="'Pivot Table_clients_urfm_1'.E3:'Pivot Table_clients_urfm_1'.E7 'Pivot Table_clients_urfm_1'.F2:'Pivot Table_clients_urfm_1'.F2 'Pivot Table_clients_urfm_1'.F3:'Pivot Table_clients_urfm_1'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7"/>
        <table:table-column table:style-name="co5" table:default-cell-style-name="ce12"/>
        <table:table-column table:style-name="co5" table:default-cell-style-name="ce34"/>
        <table:table-column table:style-name="co5" table:default-cell-style-name="Default"/>
        <table:table-column table:style-name="co5" table:default-cell-style-name="ce23"/>
        <table:table-column table:style-name="co5" table:default-cell-style-name="ce16"/>
        <table:table-row table:style-name="ro1">
          <table:table-cell table:style-name="ce4"/>
          <table:table-cell table:style-name="ce9" office:value-type="string" calcext:value-type="string">
            <text:p>Data</text:p>
          </table:table-cell>
          <table:table-cell table:style-name="ce31"/>
          <table:table-cell/>
          <table:table-cell table:style-name="ce2"/>
          <table:table-cell table:style-name="ce13"/>
        </table:table-row>
        <table:table-row table:style-name="ro1">
          <table:table-cell table:style-name="ce5" office:value-type="string" calcext:value-type="string">
            <text:p>Frequency</text:p>
          </table:table-cell>
          <table:table-cell table:style-name="ce10" office:value-type="string" calcext:value-type="string">
            <text:p>Sum - money_part</text:p>
          </table:table-cell>
          <table:table-cell table:style-name="ce32" office:value-type="string" calcext:value-type="string">
            <text:p>Sum - Part</text:p>
          </table:table-cell>
          <table:table-cell/>
          <table:table-cell table:style-name="ce21" office:value-type="string" calcext:value-type="string">
            <text:p>Frequency</text:p>
          </table:table-cell>
          <table:table-cell table:style-name="ce14" office:value-type="string" calcext:value-type="string">
            <text:p>Sum - Part</text:p>
          </table:table-cell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11" office:value-type="float" office:value="0.943142443190022" calcext:value-type="float">
            <text:p>0.943142443190022</text:p>
          </table:table-cell>
          <table:table-cell table:style-name="ce33" office:value-type="float" office:value="0.0158217694714045" calcext:value-type="float">
            <text:p>0.015821769471405</text:p>
          </table:table-cell>
          <table:table-cell/>
          <table:table-cell table:style-name="ce22" office:value-type="string" calcext:value-type="string">
            <text:p>1</text:p>
          </table:table-cell>
          <table:table-cell table:style-name="ce15" office:value-type="float" office:value="0.0158217694714045" calcext:value-type="float">
            <text:p>0.01582176947140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0208781832147124" calcext:value-type="float">
            <text:p>0.020878183214712</text:p>
          </table:table-cell>
          <table:table-cell office:value-type="float" office:value="0.00863279056709714" calcext:value-type="float">
            <text:p>0.00863279056709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00863279056709714" calcext:value-type="float">
            <text:p>0.008632790567097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0244215668449743" calcext:value-type="float">
            <text:p>0.024421566844974</text:p>
          </table:table-cell>
          <table:table-cell office:value-type="float" office:value="0.0298688537739633" calcext:value-type="float">
            <text:p>0.029868853773963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0298688537739633" calcext:value-type="float">
            <text:p>0.02986885377396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00937261504630882" calcext:value-type="float">
            <text:p>0.009372615046309</text:p>
          </table:table-cell>
          <table:table-cell office:value-type="float" office:value="0.0613653378251918" calcext:value-type="float">
            <text:p>0.061365337825192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0613653378251918" calcext:value-type="float">
            <text:p>0.06136533782519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style-name="ce19" office:value-type="float" office:value="0.00218519170398257" calcext:value-type="float">
            <text:p>0.002185191703983</text:p>
          </table:table-cell>
          <table:table-cell table:style-name="ce35" office:value-type="float" office:value="0.884311248362343" calcext:value-type="float">
            <text:p>0.884311248362343</text:p>
          </table:table-cell>
          <table:table-cell/>
          <table:table-cell office:value-type="string" calcext:value-type="string">
            <text:p>5</text:p>
          </table:table-cell>
          <table:table-cell table:style-name="ce17" office:value-type="float" office:value="0.884311248362343" calcext:value-type="float">
            <text:p>0.884311248362343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Total Result</text:p>
          </table:table-cell>
          <table:table-cell table:style-name="ce18" office:value-type="float" office:value="1" calcext:value-type="float">
            <text:p>1</text:p>
          </table:table-cell>
        </table:table-row>
      </table:table>
      <table:named-expressions/>
      <table:data-pilot-tables>
        <table:data-pilot-table table:name="DataPilot1" table:application-data="" table:target-range-address="'Pivot Table_clients_urfm_1'.A1:'Pivot Table_clients_urfm_1'.C8" table:buttons="'Pivot Table_clients_urfm_1'.A2 'Pivot Table_clients_urfm_1'.B1" table:show-filter-button="false" table:drill-down-on-double-click="false">
          <table:source-cell-range table:cell-range-address="clients_urfm.D1:clients_urfm.F26"/>
          <table:data-pilot-field table:source-field-name="Frequency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ney_part" table:orientation="data" table:used-hierarchy="0" table:function="sum">
            <table:data-pilot-level table:show-empty="false" calcext:repeat-item-labels="false">
              <table:data-pilot-members>
                <table:data-pilot-member table:name="0.000209523726261" table:display="true" table:show-details="true"/>
                <table:data-pilot-member table:name="0.000284528998009" table:display="true" table:show-details="true"/>
                <table:data-pilot-member table:name="0.000523120204336" table:display="true" table:show-details="true"/>
                <table:data-pilot-member table:name="0.00054721919459" table:display="true" table:show-details="true"/>
                <table:data-pilot-member table:name="0.000620799580787" table:display="true" table:show-details="true"/>
                <table:data-pilot-member table:name="0.000834064302861" table:display="true" table:show-details="true"/>
                <table:data-pilot-member table:name="0.001246146111171" table:display="true" table:show-details="true"/>
                <table:data-pilot-member table:name="0.001521394373142" table:display="true" table:show-details="true"/>
                <table:data-pilot-member table:name="0.002085556743866" table:display="true" table:show-details="true"/>
                <table:data-pilot-member table:name="0.002262660481561" table:display="true" table:show-details="true"/>
                <table:data-pilot-member table:name="0.002349356110616" table:display="true" table:show-details="true"/>
                <table:data-pilot-member table:name="0.002384727899125" table:display="true" table:show-details="true"/>
                <table:data-pilot-member table:name="0.002505259051195" table:display="true" table:show-details="true"/>
                <table:data-pilot-member table:name="0.002680388040099" table:display="true" table:show-details="true"/>
                <table:data-pilot-member table:name="0.004052860023084" table:display="true" table:show-details="true"/>
                <table:data-pilot-member table:name="0.004223283556604" table:display="true" table:show-details="true"/>
                <table:data-pilot-member table:name="0.005220142376131" table:display="true" table:show-details="true"/>
                <table:data-pilot-member table:name="0.005349787055447" table:display="true" table:show-details="true"/>
                <table:data-pilot-member table:name="0.008695917362758" table:display="true" table:show-details="true"/>
                <table:data-pilot-member table:name="0.009260821618336" table:display="true" table:show-details="true"/>
                <table:data-pilot-member table:name="0.050587658751973" table:display="true" table:show-details="true"/>
                <table:data-pilot-member table:name="0.055423682351535" table:display="true" table:show-details="true"/>
                <table:data-pilot-member table:name="0.086214140229159" table:display="true" table:show-details="true"/>
                <table:data-pilot-member table:name="0.132345569042578" table:display="true" table:show-details="true"/>
                <table:data-pilot-member table:name="0.6185713928147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" table:orientation="data" table:used-hierarchy="0" table:function="sum">
            <table:data-pilot-level table:show-empty="false" calcext:repeat-item-labels="false">
              <table:data-pilot-members>
                <table:data-pilot-member table:name="0.000725247988022" table:display="true" table:show-details="true"/>
                <table:data-pilot-member table:name="0.001049437180824" table:display="true" table:show-details="true"/>
                <table:data-pilot-member table:name="0.001196492072404" table:display="true" table:show-details="true"/>
                <table:data-pilot-member table:name="0.001617603807385" table:display="true" table:show-details="true"/>
                <table:data-pilot-member table:name="0.00171786850619" table:display="true" table:show-details="true"/>
                <table:data-pilot-member table:name="0.002332825325526" table:display="true" table:show-details="true"/>
                <table:data-pilot-member table:name="0.002636961578567" table:display="true" table:show-details="true"/>
                <table:data-pilot-member table:name="0.002807411566536" table:display="true" table:show-details="true"/>
                <table:data-pilot-member table:name="0.002944439988236" table:display="true" table:show-details="true"/>
                <table:data-pilot-member table:name="0.003271971337665" table:display="true" table:show-details="true"/>
                <table:data-pilot-member table:name="0.003358867409962" table:display="true" table:show-details="true"/>
                <table:data-pilot-member table:name="0.005554664313788" table:display="true" table:show-details="true"/>
                <table:data-pilot-member table:name="0.006102778000588" table:display="true" table:show-details="true"/>
                <table:data-pilot-member table:name="0.006791262265715" table:display="true" table:show-details="true"/>
                <table:data-pilot-member table:name="0.006958370097056" table:display="true" table:show-details="true"/>
                <table:data-pilot-member table:name="0.008335338627309" table:display="true" table:show-details="true"/>
                <table:data-pilot-member table:name="0.009434908157536" table:display="true" table:show-details="true"/>
                <table:data-pilot-member table:name="0.012793775567498" table:display="true" table:show-details="true"/>
                <table:data-pilot-member table:name="0.013542418651908" table:display="true" table:show-details="true"/>
                <table:data-pilot-member table:name="0.022516109194941" table:display="true" table:show-details="true"/>
                <table:data-pilot-member table:name="0.07016523622363" table:display="true" table:show-details="true"/>
                <table:data-pilot-member table:name="0.121634448276784" table:display="true" table:show-details="true"/>
                <table:data-pilot-member table:name="0.144391192748857" table:display="true" table:show-details="true"/>
                <table:data-pilot-member table:name="0.183180262559825" table:display="true" table:show-details="true"/>
                <table:data-pilot-member table:name="0.364940108553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4:04:47.666986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4:04:55.715873925</dc:date>
    <meta:editing-duration>PT1H25M2S</meta:editing-duration>
    <meta:editing-cycles>8</meta:editing-cycles>
    <meta:generator>LibreOffice/6.0.3.2$Linux_X86_64 LibreOffice_project/00m0$Build-2</meta:generator>
    <meta:document-statistic meta:table-count="2" meta:cell-count="2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fill-color="#004586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906cm" svg:height="9.005cm" xlink:href=".." xlink:type="simple" loext:data-pilot-source="DataPilot1" chart:class="chart:circle" chart:style-name="ch1">
        <chart:title svg:x="0.4cm" svg:y="7.731cm" chart:style-name="ch2">
          <text:p>Денежное распределение Frequency</text:p>
        </chart:title>
        <chart:legend chart:legend-position="end" svg:x="8.247cm" svg:y="2.803cm" style:legend-expansion="high" chart:style-name="ch3"/>
        <chart:plot-area chart:style-name="ch4" table:cell-range-address="PivotChart" chart:data-source-has-labels="column" svg:x="0.799cm" svg:y="1.637cm" svg:width="5.843cm" svg:height="5.844cm">
          <chartooo:coordinate-region svg:x="0.799cm" svg:y="1.196cm" svg:width="5.843cm" svg:height="6.72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PT@data 0" chart:label-cell-address="PT@label 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PT@data 1" chart:label-cell-address="PT@label 1" chart:class="chart:circle">
            <chart:data-point chart:style-name="ch16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money_part</text:p>
                <draw:g>
                  <svg:desc>PT@label 0</svg:desc>
                </draw:g>
              </table:table-cell>
              <table:table-cell office:value-type="string">
                <text:p>Sum - Part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943142443190022">
                <text:p>0.943142443190022</text:p>
                <draw:g>
                  <svg:desc>PT@data 0</svg:desc>
                </draw:g>
              </table:table-cell>
              <table:table-cell office:value-type="float" office:value="0.0158217694714045">
                <text:p>0.015821769471404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781832147124">
                <text:p>0.0208781832147124</text:p>
              </table:table-cell>
              <table:table-cell office:value-type="float" office:value="0.00863279056709714">
                <text:p>0.00863279056709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215668449743">
                <text:p>0.0244215668449743</text:p>
              </table:table-cell>
              <table:table-cell office:value-type="float" office:value="0.0298688537739633">
                <text:p>0.0298688537739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37261504630882">
                <text:p>0.00937261504630882</text:p>
              </table:table-cell>
              <table:table-cell office:value-type="float" office:value="0.0613653378251918">
                <text:p>0.0613653378251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18519170398257">
                <text:p>0.00218519170398257</text:p>
              </table:table-cell>
              <table:table-cell office:value-type="float" office:value="0.884311248362343">
                <text:p>0.884311248362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729fcf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0.276cm" svg:y="7.7cm" chart:style-name="ch2">
          <text:p>Количественное распределение Frequency</text:p>
        </chart:title>
        <chart:legend chart:legend-position="end" svg:x="8.76cm" svg:y="3.101cm" style:legend-expansion="high" chart:style-name="ch3"/>
        <chart:plot-area chart:style-name="ch4" table:cell-range-address="'Pivot Table_clients_urfm_1'.E2:'Pivot Table_clients_urfm_1'.F7" chart:data-source-has-labels="both" svg:x="1.29cm" svg:y="1.67cm" svg:width="5.8cm" svg:height="5.801cm">
          <chartooo:coordinate-region svg:x="1.29cm" svg:y="1.599cm" svg:width="5.801cm" svg:height="5.944cm"/>
          <chart:axis chart:dimension="x" chart:name="primary-x" chart:style-name="ch5" chartooo:axis-type="auto">
            <chartooo:date-scale/>
            <chart:categories table:cell-range-address="'Pivot Table_clients_urfm_1'.E3:'Pivot Table_clients_urfm_1'.E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clients_urfm_1'.F3:'Pivot Table_clients_urfm_1'.F7" chart:label-cell-address="'Pivot Table_clients_urfm_1'.F2:'Pivot Table_clients_urfm_1'.F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Part</text:p>
                <draw:g>
                  <svg:desc>'Pivot Table_clients_urfm_1'.F2:'Pivot Table_clients_urfm_1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ivot Table_clients_urfm_1'.E3:'Pivot Table_clients_urfm_1'.E7</svg:desc>
                </draw:g>
              </table:table-cell>
              <table:table-cell office:value-type="float" office:value="0.0158217694714045">
                <text:p>0.0158217694714045</text:p>
                <draw:g>
                  <svg:desc>'Pivot Table_clients_urfm_1'.F3:'Pivot Table_clients_urfm_1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63279056709714">
                <text:p>0.00863279056709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88537739633">
                <text:p>0.0298688537739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3653378251918">
                <text:p>0.0613653378251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311248362343">
                <text:p>0.884311248362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maximum="70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5cm" chart:style-name="ch2">
          <text:p>Распределение внутри 1F</text:p>
        </chart:title>
        <chart:legend chart:legend-position="end" svg:x="13.816cm" svg:y="4.031cm" style:legend-expansion="high" chart:style-name="ch3"/>
        <chart:plot-area chart:style-name="ch4" table:cell-range-address="clients_urfm.H2:clients_urfm.J6 clients_urfm.I1:clients_urfm.J1" chart:data-source-has-labels="both" svg:x="0.32cm" svg:y="1.196cm" svg:width="13.176cm" svg:height="7.624cm">
          <chartooo:coordinate-region svg:x="2.741cm" svg:y="1.356cm" svg:width="9.656cm" svg:height="6.896cm"/>
          <chart:axis chart:dimension="x" chart:name="primary-x" chart:style-name="ch5" chartooo:axis-type="auto">
            <chartooo:date-scale/>
            <chart:categories table:cell-range-address="clients_urfm.H2:clients_urfm.H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clients_urfm.I2:clients_urfm.I6" chart:label-cell-address="clients_urfm.I1:clients_urfm.I1" chart:class="chart:bar">
            <chart:data-point chart:repeated="5"/>
          </chart:series>
          <chart:series chart:attached-axis="primary-y" chart:style-name="ch11" chart:values-cell-range-address="clients_urfm.J2:clients_urfm.J6" chart:label-cell-address="clients_urfm.J1:clients_urfm.J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lients_urfm.I1:clients_urfm.I1</svg:desc>
                </draw:g>
              </table:table-cell>
              <table:table-cell office:value-type="string">
                <text:p>Monetary</text:p>
                <draw:g>
                  <svg:desc>clients_urfm.J1:clients_urfm.J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lients_urfm.H2:clients_urfm.H6</svg:desc>
                </draw:g>
              </table:table-cell>
              <table:table-cell office:value-type="float" office:value="2032">
                <text:p>2032</text:p>
                <draw:g>
                  <svg:desc>clients_urfm.I2:clients_urfm.I6</svg:desc>
                </draw:g>
              </table:table-cell>
              <table:table-cell office:value-type="float" office:value="6681107637">
                <text:p>6681107637</text:p>
                <draw:g>
                  <svg:desc>clients_urfm.J2:clients_urfm.J6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81">
                <text:p>881</text:p>
              </table:table-cell>
              <table:table-cell office:value-type="float" office:value="1429446952">
                <text:p>14294469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79">
                <text:p>979</text:p>
              </table:table-cell>
              <table:table-cell office:value-type="float" office:value="931187503">
                <text:p>9311875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  <table:table-cell office:value-type="float" office:value="598623848">
                <text:p>5986238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546390598">
                <text:p>546390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